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vars</text:p>
          </table:table-cell>
          <table:table-cell office:value-type="string">
            <text:p>gsl</text:p>
          </table:table-cell>
          <table:table-cell office:value-type="string">
            <text:p>ruby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941">
            <text:p>0,0941</text:p>
          </table:table-cell>
          <table:table-cell office:value-type="float" office:value="0.0083">
            <text:p>0,0083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118">
            <text:p>0,1118</text:p>
          </table:table-cell>
          <table:table-cell office:value-type="float" office:value="0.0198">
            <text:p>0,0198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503">
            <text:p>0,1503</text:p>
          </table:table-cell>
          <table:table-cell office:value-type="float" office:value="0.0373">
            <text:p>0,0373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6868">
            <text:p>0,16868</text:p>
          </table:table-cell>
          <table:table-cell office:value-type="float" office:value="0.065">
            <text:p>0,065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71408">
            <text:p>0,171408</text:p>
          </table:table-cell>
          <table:table-cell office:value-type="float" office:value="0.103263">
            <text:p>0,103263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2016031">
            <text:p>0,2016031</text:p>
          </table:table-cell>
          <table:table-cell office:value-type="float" office:value="0.1664493">
            <text:p>0,1664493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08297">
            <text:p>0,208297</text:p>
          </table:table-cell>
          <table:table-cell office:value-type="float" office:value="0.1848847">
            <text:p>0,1848847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2345">
            <text:p>0,2345</text:p>
          </table:table-cell>
          <table:table-cell office:value-type="float" office:value="0.2422">
            <text:p>0,2422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2686">
            <text:p>0,22686</text:p>
          </table:table-cell>
          <table:table-cell office:value-type="float" office:value="0.29893">
            <text:p>0,29893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28237">
            <text:p>0,28237</text:p>
          </table:table-cell>
          <table:table-cell office:value-type="float" office:value="0.384">
            <text:p>0,384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845">
            <text:p>0,2845</text:p>
          </table:table-cell>
          <table:table-cell office:value-type="float" office:value="0.4361">
            <text:p>0,4361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31149">
            <text:p>0,31149</text:p>
          </table:table-cell>
          <table:table-cell office:value-type="float" office:value="0.521">
            <text:p>0,521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5"/>
          <table:table-cell>
            <draw:frame table:end-cell-address="Hoja1.O37" table:end-x="0.465cm" table:end-y="0.016cm" draw:z-index="0" draw:style-name="gr1" svg:width="18.622cm" svg:height="9.238cm" svg:x="2.166cm" svg:y="0.226cm">
              <draw:object draw:notify-on-update-of-ranges="Hoja1.A1:Hoja1.A1 Hoja1.A2:Hoja1.A13 Hoja1.B1:Hoja1.B1 Hoja1.B2:Hoja1.B13 Hoja1.A1:Hoja1.A1 Hoja1.A2:Hoja1.A13 Hoja1.C1:Hoja1.C1 Hoja1.C2:Hoja1.C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8">18-01-2011</text:date>, <text:time>14:37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audio Bustos</meta:initial-creator>
    <meta:creation-date>2011-01-18T12:42:16</meta:creation-date>
    <dc:date>2011-01-18T14:37:18</dc:date>
    <dc:creator>Claudio Bustos</dc:creator>
    <meta:editing-duration>PT01H39M51S</meta:editing-duration>
    <meta:editing-cycles>1</meta:editing-cycles>
    <meta:document-statistic meta:table-count="3" meta:cell-count="39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623cm" svg:height="9.239cm" xlink:href=".." chart:class="chart:scatter" chart:style-name="ch1">
        <chart:legend chart:legend-position="end" svg:x="17.019cm" svg:y="4.15cm" chart:style-name="ch2"/>
        <chart:plot-area chart:style-name="ch3" table:cell-range-address="Hoja1.A1:Hoja1.C13" chart:data-source-has-labels="row" svg:x="0.865cm" svg:y="0.106cm" svg:width="14.635cm" svg:height="8.68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3" chart:label-cell-address="Hoja1.B1:Hoja1.B1" chart:class="chart:scatter">
            <chart:domain table:cell-range-address="Hoja1.A2:Hoja1.A13"/>
            <chart:data-point chart:repeated="12"/>
          </chart:series>
          <chart:series chart:style-name="ch7" chart:values-cell-range-address="Hoja1.C2:Hoja1.C13" chart:label-cell-address="Hoja1.C1:Hoja1.C1" chart:class="chart:scatte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 text:id="Hoja1.B1:Hoja1.B1">gsl</text:p>
              </table:table-cell>
              <table:table-cell office:value-type="string">
                <text:p text:id="Hoja1.C1:Hoja1.C1">rub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Hoja1.A2:Hoja1.A13">2</text:p>
              </table:table-cell>
              <table:table-cell office:value-type="float" office:value="0.0941">
                <text:p text:id="Hoja1.B2:Hoja1.B13">0.0941</text:p>
              </table:table-cell>
              <table:table-cell office:value-type="float" office:value="0.0083">
                <text:p text:id="Hoja1.C2:Hoja1.C13">0.00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1118">
                <text:p>0.1118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503">
                <text:p>0.1503</text:p>
              </table:table-cell>
              <table:table-cell office:value-type="float" office:value="0.0373">
                <text:p>0.0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16868">
                <text:p>0.1686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171408">
                <text:p>0.171408</text:p>
              </table:table-cell>
              <table:table-cell office:value-type="float" office:value="0.103263">
                <text:p>0.103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2016031">
                <text:p>0.2016031</text:p>
              </table:table-cell>
              <table:table-cell office:value-type="float" office:value="0.1664493">
                <text:p>0.1664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208297">
                <text:p>0.208297</text:p>
              </table:table-cell>
              <table:table-cell office:value-type="float" office:value="0.1848847">
                <text:p>0.1848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2345">
                <text:p>0.2345</text:p>
              </table:table-cell>
              <table:table-cell office:value-type="float" office:value="0.2422">
                <text:p>0.2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22686">
                <text:p>0.22686</text:p>
              </table:table-cell>
              <table:table-cell office:value-type="float" office:value="0.29893">
                <text:p>0.298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8237">
                <text:p>0.28237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2845">
                <text:p>0.2845</text:p>
              </table:table-cell>
              <table:table-cell office:value-type="float" office:value="0.4361">
                <text:p>0.4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31149">
                <text:p>0.31149</text:p>
              </table:table-cell>
              <table:table-cell office:value-type="float" office:value="0.521">
                <text:p>0.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